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dd0f" officeooo:paragraph-rsid="0019dd0f"/>
    </style:style>
    <style:style style:name="P2" style:family="paragraph" style:parent-style-name="Standard">
      <style:text-properties officeooo:rsid="001b0a87" officeooo:paragraph-rsid="001b0a87"/>
    </style:style>
    <style:style style:name="P3" style:family="paragraph" style:parent-style-name="Standard">
      <style:text-properties officeooo:rsid="001cdd00" officeooo:paragraph-rsid="001cdd00"/>
    </style:style>
    <style:style style:name="P4" style:family="paragraph" style:parent-style-name="Standard">
      <style:text-properties officeooo:rsid="001d1835" officeooo:paragraph-rsid="001d1835"/>
    </style:style>
    <style:style style:name="T1" style:family="text">
      <style:text-properties officeooo:rsid="001d18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gt Schedule to Completion</text:p>
      <text:p text:style-name="P1"/>
      <text:p text:style-name="P3">A lot of work over the past three years has been put into understanding the state of the art of light fields, and understanding what makes them unique in the fields of graphics and computer vision. Huge amounts of data have been gathered, from the PR2 robot carrying a web cam, to the purpose built Raytrix R5 light field camera. In that time I’ve had difficulties and successess, such as an extended period of shuffling supervisors as my original left for Edinburgh, and the success of applying deep learning to high-speed light field video (to be submitted to ICCP). With a considerable amount of engineering and research completed, as well as working with Dr. Sen Wang and Dr. Alex Belyaev as a TA, I feel an extension is needed to get the full benefit of my PhD. My goal is to close the loop, work with Dr. Belyaev more closely in teaching, and wrap up the remaining work and package it as a thesis. By the end of this time, I believe my work will not only be well polished, but suitable for another student to carry on, and my skills as a teacher and researcher will be considerably better than they are now without physical engineering and hard, rather than supplemental, research being in view.</text:p>
      <text:p text:style-name="P1"/>
      <text:p text:style-name="P1"/>
      <text:p text:style-name="P1">Thesis Structure</text:p>
      <text:p text:style-name="P1"/>
      <text:p text:style-name="P2">Introduction</text:p>
      <text:p text:style-name="P2"><text:tab/>-History of light fields.</text:p>
      <text:p text:style-name="P2"><text:tab/>-<text:span text:style-name="T1">Current applications</text:span></text:p>
      <text:p text:style-name="P2"><text:tab/>-<text:span text:style-name="T1">Problems associated with light fields</text:span></text:p>
      <text:p text:style-name="P2"/>
      <text:p text:style-name="P2"><text:span text:style-name="T1">Light Field</text:span> Rendering Methods </text:p>
      <text:p text:style-name="P2"/>
      <text:p text:style-name="P4">Light Field Collection Methods</text:p>
      <text:p text:style-name="P2"><text:tab/></text:p>
      <text:p text:style-name="P2">Using Deep Learning for Low Light <text:span text:style-name="T1">Light Field Video</text:span></text:p>
      <text:p text:style-name="P2"><text:tab/></text:p>
      <text:p text:style-name="P2">Using Variational Autoencoders for Unstructured Light Field Rendering</text:p>
      <text:p text:style-name="P2"><text:tab/></text:p>
      <text:p text:style-name="P2">Low Light Light Field Supperresolution</text:p>
      <text:p text:style-name="P2"/>
      <text:p text:style-name="P2">Conclusion</text:p>
      <text:p text:style-name="P2"/>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20:42:55.781785898</meta:creation-date>
    <dc:date>2018-12-05T22:33:07.658930855</dc:date>
    <meta:editing-duration>PT28M30S</meta:editing-duration>
    <meta:editing-cycles>3</meta:editing-cycles>
    <meta:generator>LibreOffice/5.1.6.2$Linux_X86_64 LibreOffice_project/10m0$Build-2</meta:generator>
    <meta:document-statistic meta:table-count="0" meta:image-count="0" meta:object-count="0" meta:page-count="1" meta:paragraph-count="17" meta:word-count="265" meta:character-count="1575" meta:non-whitespace-character-count="1315"/>
  </office:meta>
</office:document-meta>
</file>